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8" table:default-cell-style-name="Default"/>
        <table:table-column table:style-name="co1" table:default-cell-style-name="ce88"/>
        <table:table-column table:style-name="co1" table:number-columns-repeated="21" table:default-cell-style-name="Default"/>
        <table:table-row table:style-name="ro1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Layout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13/12/21</text:p>
          </table:table-cell>
          <table:table-cell table:style-name="ce2" table:number-columns-repeated="12"/>
          <table:table-cell table:number-columns-repeated="17"/>
        </table:table-row>
        <table:table-row table:style-name="ro1">
          <table:table-cell table:style-name="ce2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number-columns-repeated="6"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</table:table-row>
        <table:table-row table:style-name="ro2">
          <table:table-cell table:style-name="ce88" office:value-type="string" calcext:value-type="string">
            <text:p>a</text:p>
          </table:table-cell>
          <table:table-cell table:number-columns-repeated="3" table:style-name="ce88" office:value-type="string" calcext:value-type="string">
            <text:p>14+YFP+YC003</text:p>
          </table:table-cell>
          <table:table-cell table:number-columns-repeated="3" table:style-name="ce88" office:value-type="string" calcext:value-type="string">
            <text:p>16+351+YC003</text:p>
          </table:table-cell>
          <table:table-cell table:style-name="ce2" table:number-columns-repeated="3"/>
          <table:table-cell table:number-columns-repeated="3" table:style-name="ce88" office:value-type="string" calcext:value-type="string">
            <text:p>22+113+IAA+YC003</text:p>
          </table:table-cell>
          <table:table-cell table:number-columns-repeated="6"/>
          <table:table-cell table:style-name="ce88"/>
          <table:table-cell table:number-columns-repeated="10"/>
        </table:table-row>
        <table:table-row table:style-name="ro2">
          <table:table-cell table:style-name="ce88" office:value-type="string" calcext:value-type="string">
            <text:p>b</text:p>
          </table:table-cell>
          <table:table-cell table:number-columns-repeated="3" table:style-name="ce88" office:value-type="string" calcext:value-type="string">
            <text:p>14+348+YC003</text:p>
          </table:table-cell>
          <table:table-cell table:number-columns-repeated="3" table:style-name="ce88" office:value-type="string" calcext:value-type="string">
            <text:p>20+YFP+YC003</text:p>
          </table:table-cell>
          <table:table-cell table:style-name="ce88" office:value-type="string" calcext:value-type="string">
            <text:p>22+32+YC003</text:p>
          </table:table-cell>
          <table:table-cell office:value-type="string" calcext:value-type="string">
            <text:p>22+32+YC003</text:p>
          </table:table-cell>
          <table:table-cell table:style-name="ce88" office:value-type="string" calcext:value-type="string">
            <text:p>22+32+YC003</text:p>
          </table:table-cell>
          <table:table-cell table:number-columns-repeated="3" table:style-name="ce88" office:value-type="string" calcext:value-type="string">
            <text:p>22+32+113+YC003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c</text:p>
          </table:table-cell>
          <table:table-cell table:number-columns-repeated="3" table:style-name="ce88" office:value-type="string" calcext:value-type="string">
            <text:p>14+351+YC003</text:p>
          </table:table-cell>
          <table:table-cell table:number-columns-repeated="3" table:style-name="ce88" office:value-type="string" calcext:value-type="string">
            <text:p>20+YFP+34</text:p>
          </table:table-cell>
          <table:table-cell table:style-name="ce88" office:value-type="string" calcext:value-type="string">
            <text:p>22+32+YC003</text:p>
          </table:table-cell>
          <table:table-cell office:value-type="string" calcext:value-type="string">
            <text:p>22+32+YC003</text:p>
          </table:table-cell>
          <table:table-cell table:style-name="ce88" office:value-type="string" calcext:value-type="string">
            <text:p>22+32+YC003</text:p>
          </table:table-cell>
          <table:table-cell table:number-columns-repeated="3" table:style-name="ce88" office:value-type="string" calcext:value-type="string">
            <text:p>22+32+113+YC003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d</text:p>
          </table:table-cell>
          <table:table-cell table:number-columns-repeated="3" table:style-name="ce88" office:value-type="string" calcext:value-type="string">
            <text:p>16+YFP+YC003</text:p>
          </table:table-cell>
          <table:table-cell table:number-columns-repeated="3" table:style-name="ce88" office:value-type="string" calcext:value-type="string">
            <text:p>20+30+YC003</text:p>
          </table:table-cell>
          <table:table-cell table:style-name="ce88" office:value-type="string" calcext:value-type="string">
            <text:p>22+32+IAA+YC003</text:p>
          </table:table-cell>
          <table:table-cell office:value-type="string" calcext:value-type="string">
            <text:p>22+32+IAA+YC003</text:p>
          </table:table-cell>
          <table:table-cell table:style-name="ce88" office:value-type="string" calcext:value-type="string">
            <text:p>22+32+IAA+YC003</text:p>
          </table:table-cell>
          <table:table-cell table:number-columns-repeated="3" table:style-name="ce88" office:value-type="string" calcext:value-type="string">
            <text:p>22+32+113+IAA+YC003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e</text:p>
          </table:table-cell>
          <table:table-cell table:number-columns-repeated="3" table:style-name="ce88" office:value-type="string" calcext:value-type="string">
            <text:p>16+YFP+34</text:p>
          </table:table-cell>
          <table:table-cell table:number-columns-repeated="3" table:style-name="ce88" office:value-type="string" calcext:value-type="string">
            <text:p>20+31+34</text:p>
          </table:table-cell>
          <table:table-cell table:style-name="ce88" office:value-type="string" calcext:value-type="string">
            <text:p>22+32+IAA+YC003</text:p>
          </table:table-cell>
          <table:table-cell office:value-type="string" calcext:value-type="string">
            <text:p>22+32+IAA+YC003</text:p>
          </table:table-cell>
          <table:table-cell table:style-name="ce88" office:value-type="string" calcext:value-type="string">
            <text:p>22+32+IAA+YC003</text:p>
          </table:table-cell>
          <table:table-cell table:number-columns-repeated="3" table:style-name="ce88" office:value-type="string" calcext:value-type="string">
            <text:p>22+32+113+IAA+YC003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f</text:p>
          </table:table-cell>
          <table:table-cell table:number-columns-repeated="3" table:style-name="ce88" office:value-type="string" calcext:value-type="string">
            <text:p>16+27+YC003</text:p>
          </table:table-cell>
          <table:table-cell table:number-columns-repeated="3" table:style-name="ce88" office:value-type="string" calcext:value-type="string">
            <text:p>20+351+YC003</text:p>
          </table:table-cell>
          <table:table-cell table:style-name="ce88" office:value-type="string" calcext:value-type="string">
            <text:p>22+113+YC003</text:p>
          </table:table-cell>
          <table:table-cell office:value-type="string" calcext:value-type="string">
            <text:p>22+113+YC003</text:p>
          </table:table-cell>
          <table:table-cell table:style-name="ce88" office:value-type="string" calcext:value-type="string">
            <text:p>22+113+YC003</text:p>
          </table:table-cell>
          <table:table-cell table:number-columns-repeated="3" table:style-name="ce88" office:value-type="string" calcext:value-type="string">
            <text:p>22+351+YC003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g</text:p>
          </table:table-cell>
          <table:table-cell table:number-columns-repeated="3" table:style-name="ce88" office:value-type="string" calcext:value-type="string">
            <text:p>16+29+34</text:p>
          </table:table-cell>
          <table:table-cell table:number-columns-repeated="3" table:style-name="ce88" office:value-type="string" calcext:value-type="string">
            <text:p>22+YFP+YC003</text:p>
          </table:table-cell>
          <table:table-cell table:style-name="ce88" office:value-type="string" calcext:value-type="string">
            <text:p>22+113+YC003</text:p>
          </table:table-cell>
          <table:table-cell office:value-type="string" calcext:value-type="string">
            <text:p>22+113+YC003</text:p>
          </table:table-cell>
          <table:table-cell table:style-name="ce88" office:value-type="string" calcext:value-type="string">
            <text:p>22+113+YC003</text:p>
          </table:table-cell>
          <table:table-cell table:number-columns-repeated="3" table:style-name="ce88" office:value-type="string" calcext:value-type="string">
            <text:p>b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h</text:p>
          </table:table-cell>
          <table:table-cell table:number-columns-repeated="3" table:style-name="ce88" office:value-type="string" calcext:value-type="string">
            <text:p>16+31+34</text:p>
          </table:table-cell>
          <table:table-cell table:number-columns-repeated="3" table:style-name="ce88" office:value-type="string" calcext:value-type="string">
            <text:p>22+YFP+YC003</text:p>
          </table:table-cell>
          <table:table-cell table:style-name="ce88" office:value-type="string" calcext:value-type="string">
            <text:p>22+113+IAA+YC003</text:p>
          </table:table-cell>
          <table:table-cell office:value-type="string" calcext:value-type="string">
            <text:p>22+113+IAA+YC003</text:p>
          </table:table-cell>
          <table:table-cell table:style-name="ce88" office:value-type="string" calcext:value-type="string">
            <text:p>22+113+IAA+YC003</text:p>
          </table:table-cell>
          <table:table-cell table:number-columns-repeated="3" table:style-name="ce88" office:value-type="string" calcext:value-type="string">
            <text:p>35+34</text:p>
          </table:table-cell>
          <table:table-cell table:number-columns-repeated="17"/>
        </table:table-row>
        <table:table-row table:style-name="ro1">
          <table:table-cell/>
          <table:table-cell table:style-name="ce86"/>
          <table:table-cell table:number-columns-repeated="6"/>
          <table:table-cell table:style-name="Default"/>
          <table:table-cell table:number-columns-repeated="2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number-columns-repeated="8"/>
          <table:table-cell table:style-name="Default"/>
          <table:table-cell table:style-name="ce90" table:number-columns-repeated="2"/>
          <table:table-cell table:number-columns-repeated="1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88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30"/>
          <table:table-cell table:number-columns-repeated="17"/>
        </table:table-row>
        <table:table-row table:style-name="ro1" table:number-rows-repeated="18">
          <table:table-cell table:number-columns-repeated="30"/>
        </table:table-row>
        <table:table-row table:style-name="ro1">
          <table:table-cell table:style-name="ce84"/>
          <table:table-cell table:number-columns-repeated="29"/>
        </table:table-row>
        <table:table-row table:style-name="ro3">
          <table:table-cell table:style-name="ce85"/>
          <table:table-cell table:number-columns-repeated="29"/>
        </table:table-row>
        <table:table-row table:style-name="ro1">
          <table:table-cell table:style-name="ce86"/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ayout" table:style-name="ta1">
        <table:table-column table:style-name="co1" table:number-columns-repeated="3" table:default-cell-style-name="Default"/>
        <table:table-column table:style-name="co1" table:default-cell-style-name="ce88"/>
        <table:table-row table:style-name="ro1">
          <table:table-cell office:value-type="string" calcext:value-type="string">
            <text:p>well_row</text:p>
          </table:table-cell>
          <table:table-cell office:value-type="string" calcext:value-type="string">
            <text:p>well_col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input.B5]" office:value-type="string" office:string-value="14+YFP+YC003" calcext:value-type="string">
            <text:p>14+YFP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input.B6]" office:value-type="string" office:string-value="14+348+YC003" calcext:value-type="string">
            <text:p>14+348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input.B7]" office:value-type="string" office:string-value="14+351+YC003" calcext:value-type="string">
            <text:p>14+351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input.B8]" office:value-type="string" office:string-value="16+YFP+YC003" calcext:value-type="string">
            <text:p>16+YFP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input.B9]" office:value-type="string" office:string-value="16+YFP+34" calcext:value-type="string">
            <text:p>16+YFP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input.B10]" office:value-type="string" office:string-value="16+27+YC003" calcext:value-type="string">
            <text:p>16+27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input.B11]" office:value-type="string" office:string-value="16+29+34" calcext:value-type="string">
            <text:p>16+2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[input.B12]" office:value-type="string" office:string-value="16+31+34" calcext:value-type="string">
            <text:p>16+31+3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[input.C5]" office:value-type="string" office:string-value="14+YFP+YC003" calcext:value-type="string">
            <text:p>14+YFP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input.C6]" office:value-type="string" office:string-value="14+348+YC003" calcext:value-type="string">
            <text:p>14+348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[input.C7]" office:value-type="string" office:string-value="14+351+YC003" calcext:value-type="string">
            <text:p>14+351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[input.C8]" office:value-type="string" office:string-value="16+YFP+YC003" calcext:value-type="string">
            <text:p>16+YFP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[input.C9]" office:value-type="string" office:string-value="16+YFP+34" calcext:value-type="string">
            <text:p>16+YFP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[input.C10]" office:value-type="string" office:string-value="16+27+YC003" calcext:value-type="string">
            <text:p>16+27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input.C11]" office:value-type="string" office:string-value="16+29+34" calcext:value-type="string">
            <text:p>16+2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[input.C12]" office:value-type="string" office:string-value="16+31+34" calcext:value-type="string">
            <text:p>16+31+3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[input.D5]" office:value-type="string" office:string-value="14+YFP+YC003" calcext:value-type="string">
            <text:p>14+YFP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input.D6]" office:value-type="string" office:string-value="14+348+YC003" calcext:value-type="string">
            <text:p>14+348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input.D7]" office:value-type="string" office:string-value="14+351+YC003" calcext:value-type="string">
            <text:p>14+351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input.D8]" office:value-type="string" office:string-value="16+YFP+YC003" calcext:value-type="string">
            <text:p>16+YFP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input.D9]" office:value-type="string" office:string-value="16+YFP+34" calcext:value-type="string">
            <text:p>16+YFP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input.D10]" office:value-type="string" office:string-value="16+27+YC003" calcext:value-type="string">
            <text:p>16+27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input.D11]" office:value-type="string" office:string-value="16+29+34" calcext:value-type="string">
            <text:p>16+2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formula="of:=[input.D12]" office:value-type="string" office:string-value="16+31+34" calcext:value-type="string">
            <text:p>16+31+3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[input.E5]" office:value-type="string" office:string-value="16+351+YC003" calcext:value-type="string">
            <text:p>16+3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input.E6]" office:value-type="string" office:string-value="20+YFP+YC003" calcext:value-type="string">
            <text:p>20+YFP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input.E7]" office:value-type="string" office:string-value="20+YFP+34" calcext:value-type="string">
            <text:p>20+YFP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input.E8]" office:value-type="string" office:string-value="20+30+YC003" calcext:value-type="string">
            <text:p>20+30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input.E9]" office:value-type="string" office:string-value="20+31+34" calcext:value-type="string">
            <text:p>20+31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input.E10]" office:value-type="string" office:string-value="20+351+YC003" calcext:value-type="string">
            <text:p>20+3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input.E11]" office:value-type="string" office:string-value="22+YFP+YC003" calcext:value-type="string">
            <text:p>22+YFP+YC003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formula="of:=[input.E12]" office:value-type="string" office:string-value="22+YFP+YC003" calcext:value-type="string">
            <text:p>22+YFP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[input.F5]" office:value-type="string" office:string-value="16+351+YC003" calcext:value-type="string">
            <text:p>16+3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input.F6]" office:value-type="string" office:string-value="20+YFP+YC003" calcext:value-type="string">
            <text:p>20+YFP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input.F7]" office:value-type="string" office:string-value="20+YFP+34" calcext:value-type="string">
            <text:p>20+YFP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input.F8]" office:value-type="string" office:string-value="20+30+YC003" calcext:value-type="string">
            <text:p>20+30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input.F9]" office:value-type="string" office:string-value="20+31+34" calcext:value-type="string">
            <text:p>20+31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input.F10]" office:value-type="string" office:string-value="20+351+YC003" calcext:value-type="string">
            <text:p>20+3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input.F11]" office:value-type="string" office:string-value="22+YFP+YC003" calcext:value-type="string">
            <text:p>22+YFP+YC003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[input.F12]" office:value-type="string" office:string-value="22+YFP+YC003" calcext:value-type="string">
            <text:p>22+YFP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input.G5]" office:value-type="string" office:string-value="16+351+YC003" calcext:value-type="string">
            <text:p>16+3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input.G6]" office:value-type="string" office:string-value="20+YFP+YC003" calcext:value-type="string">
            <text:p>20+YFP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input.G7]" office:value-type="string" office:string-value="20+YFP+34" calcext:value-type="string">
            <text:p>20+YFP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input.G8]" office:value-type="string" office:string-value="20+30+YC003" calcext:value-type="string">
            <text:p>20+30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input.G9]" office:value-type="string" office:string-value="20+31+34" calcext:value-type="string">
            <text:p>20+31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input.G10]" office:value-type="string" office:string-value="20+351+YC003" calcext:value-type="string">
            <text:p>20+3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input.G11]" office:value-type="string" office:string-value="22+YFP+YC003" calcext:value-type="string">
            <text:p>22+YFP+YC003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[input.G12]" office:value-type="string" office:string-value="22+YFP+YC003" calcext:value-type="string">
            <text:p>22+YFP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[input.H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input.H6]" office:value-type="string" office:string-value="22+32+YC003" calcext:value-type="string">
            <text:p>22+32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input.H7]" office:value-type="string" office:string-value="22+32+YC003" calcext:value-type="string">
            <text:p>22+32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input.H8]" office:value-type="string" office:string-value="22+32+IAA+YC003" calcext:value-type="string">
            <text:p>22+32+IAA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input.H9]" office:value-type="string" office:string-value="22+32+IAA+YC003" calcext:value-type="string">
            <text:p>22+32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input.H10]" office:value-type="string" office:string-value="22+113+YC003" calcext:value-type="string">
            <text:p>22+113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input.H11]" office:value-type="string" office:string-value="22+113+YC003" calcext:value-type="string">
            <text:p>22+113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[input.H12]" office:value-type="string" office:string-value="22+113+IAA+YC003" calcext:value-type="string">
            <text:p>22+113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[input.I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input.I6]" office:value-type="string" office:string-value="22+32+YC003" calcext:value-type="string">
            <text:p>22+32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input.I7]" office:value-type="string" office:string-value="22+32+YC003" calcext:value-type="string">
            <text:p>22+32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input.I8]" office:value-type="string" office:string-value="22+32+IAA+YC003" calcext:value-type="string">
            <text:p>22+32+IAA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input.I9]" office:value-type="string" office:string-value="22+32+IAA+YC003" calcext:value-type="string">
            <text:p>22+32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input.I10]" office:value-type="string" office:string-value="22+113+YC003" calcext:value-type="string">
            <text:p>22+113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input.I11]" office:value-type="string" office:string-value="22+113+YC003" calcext:value-type="string">
            <text:p>22+113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formula="of:=[input.I12]" office:value-type="string" office:string-value="22+113+IAA+YC003" calcext:value-type="string">
            <text:p>22+113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[input.J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[input.J6]" office:value-type="string" office:string-value="22+32+YC003" calcext:value-type="string">
            <text:p>22+32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formula="of:=[input.J7]" office:value-type="string" office:string-value="22+32+YC003" calcext:value-type="string">
            <text:p>22+32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formula="of:=[input.J8]" office:value-type="string" office:string-value="22+32+IAA+YC003" calcext:value-type="string">
            <text:p>22+32+IAA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formula="of:=[input.J9]" office:value-type="string" office:string-value="22+32+IAA+YC003" calcext:value-type="string">
            <text:p>22+32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[input.J10]" office:value-type="string" office:string-value="22+113+YC003" calcext:value-type="string">
            <text:p>22+113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formula="of:=[input.J11]" office:value-type="string" office:string-value="22+113+YC003" calcext:value-type="string">
            <text:p>22+113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formula="of:=[input.J12]" office:value-type="string" office:string-value="22+113+IAA+YC003" calcext:value-type="string">
            <text:p>22+113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input.K5]" office:value-type="string" office:string-value="22+113+IAA+YC003" calcext:value-type="string">
            <text:p>22+113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formula="of:=[input.K6]" office:value-type="string" office:string-value="22+32+113+YC003" calcext:value-type="string">
            <text:p>22+32+113+YC003</text:p>
          </table:table-cell>
          <table:table-cell table:style-name="Default"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[input.K7]" office:value-type="string" office:string-value="22+32+113+YC003" calcext:value-type="string">
            <text:p>22+32+113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[input.K8]" office:value-type="string" office:string-value="22+32+113+IAA+YC003" calcext:value-type="string">
            <text:p>22+32+113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formula="of:=[input.K9]" office:value-type="string" office:string-value="22+32+113+IAA+YC003" calcext:value-type="string">
            <text:p>22+32+113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formula="of:=[input.K10]" office:value-type="string" office:string-value="22+351+YC003" calcext:value-type="string">
            <text:p>22+3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formula="of:=[input.K11]" office:value-type="string" office:string-value="b" calcext:value-type="string">
            <text:p>b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formula="of:=[input.K12]" office:value-type="string" office:string-value="35+34" calcext:value-type="string">
            <text:p>35+34</text:p>
          </table:table-cell>
          <table:table-cell table:style-name="Default" office:value-type="string" calcext:value-type="string">
            <text:p>calibrato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formula="of:=[input.L5]" office:value-type="string" office:string-value="22+113+IAA+YC003" calcext:value-type="string">
            <text:p>22+113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[input.L6]" office:value-type="string" office:string-value="22+32+113+YC003" calcext:value-type="string">
            <text:p>22+32+113+YC003</text:p>
          </table:table-cell>
          <table:table-cell table:style-name="Default"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formula="of:=[input.L7]" office:value-type="string" office:string-value="22+32+113+YC003" calcext:value-type="string">
            <text:p>22+32+113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formula="of:=[input.L8]" office:value-type="string" office:string-value="22+32+113+IAA+YC003" calcext:value-type="string">
            <text:p>22+32+113+IAA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formula="of:=[input.L9]" office:value-type="string" office:string-value="22+32+113+IAA+YC003" calcext:value-type="string">
            <text:p>22+32+113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formula="of:=[input.L10]" office:value-type="string" office:string-value="22+351+YC003" calcext:value-type="string">
            <text:p>22+3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formula="of:=[input.L11]" office:value-type="string" office:string-value="b" calcext:value-type="string">
            <text:p>b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[input.L12]" office:value-type="string" office:string-value="35+34" calcext:value-type="string">
            <text:p>35+34</text:p>
          </table:table-cell>
          <table:table-cell table:style-name="Default" office:value-type="string" calcext:value-type="string">
            <text:p>calibrato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[input.M5]" office:value-type="string" office:string-value="22+113+IAA+YC003" calcext:value-type="string">
            <text:p>22+113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formula="of:=[input.M6]" office:value-type="string" office:string-value="22+32+113+YC003" calcext:value-type="string">
            <text:p>22+32+113+YC003</text:p>
          </table:table-cell>
          <table:table-cell table:style-name="Default"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formula="of:=[input.M7]" office:value-type="string" office:string-value="22+32+113+YC003" calcext:value-type="string">
            <text:p>22+32+113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formula="of:=[input.M8]" office:value-type="string" office:string-value="22+32+113+IAA+YC003" calcext:value-type="string">
            <text:p>22+32+113+IAA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formula="of:=[input.M9]" office:value-type="string" office:string-value="22+32+113+IAA+YC003" calcext:value-type="string">
            <text:p>22+32+113+IAA+YC003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formula="of:=[input.M10]" office:value-type="string" office:string-value="22+351+YC003" calcext:value-type="string">
            <text:p>22+351+YC003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formula="of:=[input.M11]" office:value-type="string" office:string-value="b" calcext:value-type="string">
            <text:p>b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formula="of:=[input.M12]" office:value-type="string" office:string-value="35+34" calcext:value-type="string">
            <text:p>35+34</text:p>
          </table:table-cell>
          <table:table-cell table:style-name="Default" office:value-type="string" calcext:value-type="string">
            <text:p>calibra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</number:text>
      <number:fill-character> </number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49:22.11854051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8T09:45:35.990628975</meta:creation-date>
    <dc:date>2021-12-16T10:52:13.655318470</dc:date>
    <meta:editing-duration>PT9H4M20S</meta:editing-duration>
    <meta:editing-cycles>43</meta:editing-cycles>
    <meta:generator>LibreOffice/7.2.3.2$Linux_X86_64 LibreOffice_project/a49ed84f3d037188bbbcb324f9afc3796d887539</meta:generator>
    <meta:document-statistic meta:table-count="2" meta:cell-count="428" meta:object-count="0"/>
  </office:meta>
</office:document-meta>
</file>